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font-weight="normal" officeooo:paragraph-rsid="001ad728" style:font-size-asian="9.14999961853027pt" style:font-weight-asian="normal" style:font-size-complex="10.5pt" style:font-weight-complex="normal"/>
    </style:style>
    <style:style style:name="P2" style:family="paragraph" style:parent-style-name="Standard">
      <style:text-properties fo:font-size="10.5pt" fo:font-weight="normal" officeooo:rsid="015546d7" officeooo:paragraph-rsid="0036e12e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Mono" fo:font-size="10.5pt" fo:font-weight="normal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style:font-name="Liberation Mono" fo:font-size="10.5pt" fo:font-weight="normal" officeooo:paragraph-rsid="001ad728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style:font-name="Liberation Mono" fo:font-size="10.5pt" fo:font-weight="normal" officeooo:rsid="001ad728" officeooo:paragraph-rsid="002192ea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style:font-name="Liberation Mono" fo:font-size="10.5pt" fo:font-weight="normal" officeooo:paragraph-rsid="002192ea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Liberation Mono" fo:font-size="10.5pt" fo:font-weight="normal" officeooo:rsid="0013f8b5" officeooo:paragraph-rsid="002192ea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Liberation Mono" fo:font-size="10.5pt" fo:font-weight="normal" officeooo:paragraph-rsid="0024fe44" style:font-size-asian="9.14999961853027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paragraph-rsid="0013f8b5" style:font-size-asian="9.14999961853027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fo:font-size="10.5pt" fo:font-weight="normal" officeooo:paragraph-rsid="002dde63" style:font-size-asian="9.14999961853027pt" style:font-weight-asian="normal" style:font-size-complex="10.5pt" style:font-weight-complex="normal"/>
    </style:style>
    <style:style style:name="P13" style:family="paragraph" style:parent-style-name="Standard">
      <style:text-properties style:font-name="Liberation Mono" fo:font-size="10.5pt" fo:font-weight="normal" officeooo:paragraph-rsid="00304668" style:font-size-asian="9.14999961853027pt" style:font-weight-asian="normal" style:font-size-complex="10.5pt" style:font-weight-complex="normal"/>
    </style:style>
    <style:style style:name="P14" style:family="paragraph" style:parent-style-name="Standard">
      <style:text-properties style:font-name="Liberation Mono" fo:font-size="10.5pt" fo:font-weight="normal" officeooo:rsid="002dde63" officeooo:paragraph-rsid="002dde63" style:font-size-asian="9.14999961853027pt" style:font-weight-asian="normal" style:font-size-complex="10.5pt" style:font-weight-complex="normal"/>
    </style:style>
    <style:style style:name="P15" style:family="paragraph" style:parent-style-name="Standard">
      <style:text-properties style:font-name="Liberation Mono" fo:font-size="10.5pt" fo:font-weight="normal" officeooo:rsid="003c2625" officeooo:paragraph-rsid="003c2625" style:font-size-asian="9.14999961853027pt" style:font-weight-asian="normal" style:font-size-complex="10.5pt" style:font-weight-complex="normal"/>
    </style:style>
    <style:style style:name="P16" style:family="paragraph" style:parent-style-name="Standard">
      <style:text-properties style:font-name="Liberation Mono" fo:font-size="10.5pt" fo:font-weight="normal" officeooo:rsid="000c0136" officeooo:paragraph-rsid="000c0136" style:font-size-asian="10.5pt" style:font-weight-asian="normal" style:font-size-complex="10.5pt" style:font-weight-complex="normal"/>
    </style:style>
    <style:style style:name="P17" style:family="paragraph" style:parent-style-name="Standard">
      <style:text-properties style:font-name="Liberation Mono" fo:font-size="10.5pt" fo:font-weight="normal" officeooo:rsid="000c0136" officeooo:paragraph-rsid="00313ea0" style:font-size-asian="10.5pt" style:font-weight-asian="normal" style:font-size-complex="10.5pt" style:font-weight-complex="normal"/>
    </style:style>
    <style:style style:name="P18" style:family="paragraph" style:parent-style-name="Standard">
      <style:text-properties style:font-name="Liberation Mono" fo:font-size="10.5pt" fo:font-weight="bold" officeooo:paragraph-rsid="000c0136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Liberation Mono" fo:font-size="10.5pt" fo:font-weight="bold" officeooo:rsid="001e3896" officeooo:paragraph-rsid="002192ea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Liberation Mono" fo:font-size="10.5pt" fo:font-weight="bold" style:font-size-asian="9.14999961853027pt" style:font-weight-asian="bold" style:font-size-complex="10.5pt" style:font-weight-complex="bold"/>
    </style:style>
    <style:style style:name="P21" style:family="paragraph" style:parent-style-name="Standard">
      <style:text-properties officeooo:rsid="001e3896" officeooo:paragraph-rsid="001e3896"/>
    </style:style>
    <style:style style:name="P22" style:family="paragraph" style:parent-style-name="Preformatted_20_Text">
      <style:text-properties fo:font-size="10pt" fo:font-weight="normal" officeooo:rsid="015231bc" officeooo:paragraph-rsid="001e3896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15231bc" officeooo:paragraph-rsid="0022295f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15231bc" officeooo:paragraph-rsid="00331736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15231bc" officeooo:paragraph-rsid="003ed6c5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15231bc" officeooo:paragraph-rsid="00468067" style:font-size-asian="8.75pt" style:font-weight-asian="normal" style:font-size-complex="10pt" style:font-weight-complex="normal"/>
    </style:style>
    <style:style style:name="T1" style:family="text">
      <style:text-properties officeooo:rsid="000aa173"/>
    </style:style>
    <style:style style:name="T2" style:family="text">
      <style:text-properties officeooo:rsid="000e3fd5"/>
    </style:style>
    <style:style style:name="T3" style:family="text">
      <style:text-properties officeooo:rsid="0013f8b5"/>
    </style:style>
    <style:style style:name="T4" style:family="text">
      <style:text-properties officeooo:rsid="001ad7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92ea" style:font-weight-asian="bold" style:font-weight-complex="bold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199bb5"/>
    </style:style>
    <style:style style:name="T9" style:family="text">
      <style:text-properties style:font-name="Liberation Mono" officeooo:rsid="015ce374"/>
    </style:style>
    <style:style style:name="T10" style:family="text">
      <style:text-properties style:font-name="Liberation Mono" officeooo:rsid="00204dcc"/>
    </style:style>
    <style:style style:name="T11" style:family="text">
      <style:text-properties style:font-name="Liberation Mono" officeooo:rsid="002192ea"/>
    </style:style>
    <style:style style:name="T12" style:family="text">
      <style:text-properties style:font-name="Liberation Mono" officeooo:rsid="0022295f"/>
    </style:style>
    <style:style style:name="T13" style:family="text">
      <style:text-properties style:font-name="Liberation Mono" officeooo:rsid="00331736"/>
    </style:style>
    <style:style style:name="T14" style:family="text">
      <style:text-properties style:font-name="Liberation Mono" fo:font-size="10.5pt" fo:font-weight="normal" officeooo:rsid="00199bb5" style:font-size-asian="9.14999961853027pt" style:font-weight-asian="normal" style:font-size-complex="10.5pt" style:font-weight-complex="normal"/>
    </style:style>
    <style:style style:name="T15" style:family="text">
      <style:text-properties style:font-name="Liberation Mono" officeooo:rsid="003a9aa8"/>
    </style:style>
    <style:style style:name="T16" style:family="text">
      <style:text-properties style:font-name="Liberation Mono" officeooo:rsid="003ed6c5"/>
    </style:style>
    <style:style style:name="T17" style:family="text">
      <style:text-properties style:font-name="Liberation Mono" officeooo:rsid="00402071"/>
    </style:style>
    <style:style style:name="T18" style:family="text">
      <style:text-properties style:font-name="Liberation Mono" officeooo:rsid="00419748"/>
    </style:style>
    <style:style style:name="T19" style:family="text">
      <style:text-properties style:font-name="Liberation Mono" fo:font-weight="bold" style:font-weight-asian="bold" style:font-weight-complex="bold"/>
    </style:style>
    <style:style style:name="T20" style:family="text">
      <style:text-properties style:font-name="Liberation Mono" fo:font-weight="bold" officeooo:rsid="00204dcc" style:font-weight-asian="bold" style:font-weight-complex="bold"/>
    </style:style>
    <style:style style:name="T21" style:family="text">
      <style:text-properties style:font-name="Liberation Mono" fo:font-weight="bold" officeooo:rsid="003ed6c5" style:font-weight-asian="bold" style:font-weight-complex="bold"/>
    </style:style>
    <style:style style:name="T22" style:family="text">
      <style:text-properties style:font-name="Liberation Mono" fo:font-weight="bold" officeooo:rsid="00402071" style:font-weight-asian="bold" style:font-weight-complex="bold"/>
    </style:style>
    <style:style style:name="T23" style:family="text">
      <style:text-properties style:font-name="Liberation Mono" fo:font-weight="bold" officeooo:rsid="00419748" style:font-weight-asian="bold" style:font-weight-complex="bold"/>
    </style:style>
    <style:style style:name="T24" style:family="text">
      <style:text-properties style:font-name="Liberation Mono" fo:font-weight="bold" officeooo:rsid="00468067" style:font-weight-asian="bold" style:font-weight-complex="bold"/>
    </style:style>
    <style:style style:name="T25" style:family="text">
      <style:text-properties officeooo:rsid="0020dd3d"/>
    </style:style>
    <style:style style:name="T26" style:family="text">
      <style:text-properties officeooo:rsid="002192ea"/>
    </style:style>
    <style:style style:name="T27" style:family="text">
      <style:text-properties style:font-size-asian="9.14999961853027pt"/>
    </style:style>
    <style:style style:name="T28" style:family="text">
      <style:text-properties officeooo:rsid="0024fe44"/>
    </style:style>
    <style:style style:name="T29" style:family="text">
      <style:text-properties officeooo:rsid="002dde63"/>
    </style:style>
    <style:style style:name="T30" style:family="text">
      <style:text-properties officeooo:rsid="00304668"/>
    </style:style>
    <style:style style:name="T31" style:family="text">
      <style:text-properties officeooo:rsid="00313ea0"/>
    </style:style>
    <style:style style:name="T32" style:family="text">
      <style:text-properties officeooo:rsid="00199b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<text:span text:style-name="T1">Using android to connect to ROS</text:span></text:p>
      <text:p text:style-name="P20"/>
      <text:p text:style-name="P20">// <text:span text:style-name="T25">Install package onto phone</text:span></text:p>
      <text:p text:style-name="P5">// <text:span text:style-name="T1">Open android studio</text:span></text:p>
      <text:p text:style-name="P5">// <text:span text:style-name="T1">Open android_core &gt; src &gt; android_core folder</text:span></text:p>
      <text:p text:style-name="P5">// <text:span text:style-name="T1">Go to android_tutorial_pubsub</text:span></text:p>
      <text:p text:style-name="P5">// <text:span text:style-name="T2">Connect to your phone using usb and run code, install app into the phone, // disconnect the usb and phone, close android studio</text:span></text:p>
      <text:p text:style-name="P5"/>
      <text:p text:style-name="P20">// <text:span text:style-name="T26">Connection</text:span></text:p>
      <text:p text:style-name="P8">// <text:span text:style-name="T3">Open the app on your phone, click on ‘Show advanced options’, click on </text:span></text:p>
      <text:p text:style-name="P9">// ‘new public master’</text:p>
      <text:p text:style-name="P11">// <text:span text:style-name="T29">The talker node will start running on the phone</text:span></text:p>
      <text:p text:style-name="P12">// <text:span text:style-name="T29">You’ll see 5 buttons on the screen, each of them affects the static </text:span></text:p>
      <text:p text:style-name="P14">// string variable ‘instruction’ which is shared with the talker node which </text:p>
      <text:p text:style-name="P14">// will use the string to publish messages</text:p>
      <text:p text:style-name="P12">// <text:span text:style-name="T30">LEFT -&gt; ‘1’</text:span></text:p>
      <text:p text:style-name="P13">// <text:span text:style-name="T30">RIGHT -&gt; ‘2’</text:span></text:p>
      <text:p text:style-name="P13">// <text:span text:style-name="T30">FRONT -&gt; ‘3’</text:span></text:p>
      <text:p text:style-name="P13">// <text:span text:style-name="T30">REVERSE -&gt; ‘4’</text:span></text:p>
      <text:p text:style-name="P13">// <text:span text:style-name="T30">STOP -&gt; ‘0’</text:span></text:p>
      <text:p text:style-name="P13">// <text:span text:style-name="T30">These buttons can be pressed and held to publish messages continuously</text:span></text:p>
      <text:p text:style-name="P1"><text:span text:style-name="T7">// </text:span><text:span text:style-name="T8">Now in </text:span><text:span text:style-name="T11">a </text:span><text:span text:style-name="T8">terminal enter $ export ROS_MASTER_URI=</text:span><text:a xlink:type="simple" xlink:href="http://192.168.1.1:11311/" text:style-name="Internet_20_link" text:visited-style-name="Visited_20_Internet_20_Link"><text:span text:style-name="T8">http://192.168.1.1:11311/</text:span></text:a></text:p>
      <text:p text:style-name="P8">// <text:span text:style-name="T4">Note that 192.168.1.1 is the IP address of your smartphone which you </text:span></text:p>
      <text:p text:style-name="P7">// should check</text:p>
      <text:p text:style-name="P6">// <text:span text:style-name="T4">Then run $ rosnode list</text:span></text:p>
      <text:p text:style-name="P6">// <text:span text:style-name="T4">If you see: /android_gingerbread/ros_text_view</text:span></text:p>
      <text:p text:style-name="P10"><text:tab/><text:tab/> <text:s text:c="3"/><text:span text:style-name="T28">/android_core/talker</text:span></text:p>
      <text:p text:style-name="P7">// This means that your laptop has successfully connected to the ROS master </text:p>
      <text:p text:style-name="P7">// running on your phone</text:p>
      <text:p text:style-name="P7">// <text:span text:style-name="T26">Also, the phone and computer should share the same wifi</text:span></text:p>
      <text:p text:style-name="P5"/>
      <text:p text:style-name="P8"><text:span text:style-name="T5">// </text:span><text:span text:style-name="T6">To view the messages that are being published to the ‘/chatter’ topic</text:span></text:p>
      <text:p text:style-name="P15"><text:span text:style-name="T32">$ export ROS_MASTER_URI=</text:span><text:a xlink:type="simple" xlink:href="http://192.168.1.1:11311/" text:style-name="Internet_20_link" text:visited-style-name="Visited_20_Internet_20_Link"><text:span text:style-name="T32">http://192.168.1.1:11311/</text:span></text:a></text:p>
      <text:p text:style-name="P16">$ rostopic echo /chatter</text:p>
      <text:p text:style-name="P16">data: “<text:span text:style-name="T31">1”</text:span></text:p>
      <text:p text:style-name="P16">---</text:p>
      <text:p text:style-name="P17">data: “<text:span text:style-name="T31">2”</text:span></text:p>
      <text:p text:style-name="P16">---</text:p>
      <text:p text:style-name="P17">data: “<text:span text:style-name="T31">3”</text:span></text:p>
      <text:p text:style-name="P16">---</text:p>
      <text:p text:style-name="P17">data: “<text:span text:style-name="T31">4”</text:span></text:p>
      <text:p text:style-name="P16">---</text:p>
      <text:p text:style-name="P17">data: “<text:span text:style-name="T31">0”</text:span></text:p>
      <text:p text:style-name="P16">---</text:p>
      <text:p text:style-name="P18"/>
      <text:p text:style-name="P19">// To subscribe to the topic <text:span text:style-name="T27">that the device publishes on your computer</text:span></text:p>
      <text:p text:style-name="P21"><text:span text:style-name="T14">$ export ROS_MASTER_URI=</text:span><text:a xlink:type="simple" xlink:href="http://192.168.1.1:11311/" text:style-name="Internet_20_link" text:visited-style-name="Visited_20_Internet_20_Link"><text:span text:style-name="T14">http://192.168.1.1:11311/</text:span></text:a></text:p>
      <text:p text:style-name="P2"><text:span text:style-name="T7">$ rosrun </text:span><text:span text:style-name="T15">my_package</text:span><text:span text:style-name="T7"> listener</text:span></text:p>
      <text:p text:style-name="P22"><text:span text:style-name="Source_20_Text"><text:span text:style-name="T7"/></text:span></text:p>
      <text:p text:style-name="P24"><text:span text:style-name="Source_20_Text"><text:span text:style-name="T7">// </text:span></text:span><text:span text:style-name="Source_20_Text"><text:span text:style-name="T13">When a button is pressed, y</text:span></text:span><text:span text:style-name="Source_20_Text"><text:span text:style-name="T9">ou should see </text:span></text:span><text:span text:style-name="Source_20_Text"><text:span text:style-name="T13">the expected</text:span></text:span><text:span text:style-name="Source_20_Text"><text:span text:style-name="T9"> string in the listener </text:span></text:span></text:p>
      <text:p text:style-name="P24"><text:span text:style-name="Source_20_Text"><text:span text:style-name="T9">// node, </text:span></text:span><text:span text:style-name="Source_20_Text"><text:span text:style-name="T13">except that </text:span></text:span><text:span text:style-name="Source_20_Text"><text:span text:style-name="T9">there is an additional “I heard” in front of the string </text:span></text:span></text:p>
      <text:p text:style-name="P23"><text:span text:style-name="Source_20_Text"><text:span text:style-name="T12"><text:s/></text:span></text:span></text:p>
      <text:p text:style-name="P25"><text:span text:style-name="Source_20_Text"><text:span text:style-name="T19">// </text:span></text:span><text:span text:style-name="Source_20_Text"><text:span text:style-name="T20">This means that the talker and listener both work, </text:span></text:span><text:span text:style-name="Source_20_Text"><text:span text:style-name="T21">now we can add logic to </text:span></text:span></text:p>
      <text:p text:style-name="P26"><text:span text:style-name="Source_20_Text"><text:span text:style-name="T21">// </text:span></text:span><text:span text:style-name="Source_20_Text"><text:span text:style-name="T22">the listener.cpp to </text:span></text:span><text:span text:style-name="Source_20_Text"><text:span text:style-name="T21">make </text:span></text:span><text:span text:style-name="Source_20_Text"><text:span text:style-name="T23">it publish messages, </text:span></text:span><text:span text:style-name="Source_20_Text"><text:span text:style-name="T21">when a certain string is sent,</text:span></text:span><text:span text:style-name="Source_20_Text"><text:span text:style-name="T23"> </text:span></text:span></text:p>
      <text:p text:style-name="P26"><text:span text:style-name="Source_20_Text"><text:span text:style-name="T23">// </text:span></text:span><text:span text:style-name="Source_20_Text"><text:span text:style-name="T24">to </text:span></text:span><text:span text:style-name="Source_20_Text"><text:span text:style-name="T23">another topic so that </text:span></text:span><text:span text:style-name="Source_20_Text"><text:span text:style-name="T21">gazebo </text:span></text:span><text:span text:style-name="Source_20_Text"><text:span text:style-name="T23">can subscribe to it and </text:span></text:span><text:span text:style-name="Source_20_Text"><text:span text:style-name="T21">move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4:18:45.924033013</meta:creation-date>
    <dc:date>2020-07-08T16:40:55.755528240</dc:date>
    <meta:editing-duration>PT3H15M31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50" meta:word-count="342" meta:character-count="1945" meta:non-whitespace-character-count="1636"/>
  </office:meta>
</office:document-meta>
</file>